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7D000001F4B8EBE9BF5809B8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198cm" fo:margin-left="0cm" table:align="left" style:shadow="none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F" style:family="table-column">
      <style:table-column-properties style:column-width="2.568cm"/>
    </style:style>
    <style:style style:name="Tableau1.G" style:family="table-column">
      <style:table-column-properties style:column-width="2.487cm"/>
    </style:style>
    <style:style style:name="Tableau1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au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3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4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leau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49cm" fo:border-left="none" fo:border-right="none" fo:border-top="none" fo:border-bottom="0.05pt solid #000000"/>
    </style:style>
    <style:style style:name="Tableau1.G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Heading">
      <style:text-properties officeooo:rsid="000b05cc" officeooo:paragraph-rsid="000b05cc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itle">
      <style:text-properties officeooo:rsid="0011ccd0" officeooo:paragraph-rsid="0011ccd0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Heading_20_3">
      <style:paragraph-properties fo:text-align="center" style:justify-single-word="false"/>
      <style:text-properties officeooo:rsid="000b05cc" officeooo:paragraph-rsid="000b05cc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267811" officeooo:paragraph-rsid="0026781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267811" officeooo:paragraph-rsid="0026781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93c2"/>
    </style:style>
    <style:style style:name="T3" style:family="text">
      <style:text-properties officeooo:rsid="00177ba2"/>
    </style:style>
    <style:style style:name="T4" style:family="text">
      <style:text-properties officeooo:rsid="0020e445"/>
    </style:style>
    <style:style style:name="T5" style:family="text">
      <style:text-properties officeooo:rsid="00267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ITLE]" text:name="titre"/>
        <text:user-field-decl office:value-type="string" office:string-value="[V_FEE_PERSON]" text:name="nom"/>
        <text:user-field-decl office:value-type="string" office:string-value="[V_FEE_PERIOD]" text:name="period"/>
        <text:user-field-decl office:value-type="string" office:string-value="[L_FEE_EXP_DATE]" text:name="dateHeader"/>
        <text:user-field-decl office:value-type="string" office:string-value="[L_FEE_EXP_NATURE]" text:name="natureHeader"/>
        <text:user-field-decl office:value-type="string" office:string-value="[L_FEE_EXP_CATEGORY]" text:name="categorieHeader"/>
        <text:user-field-decl office:value-type="string" office:string-value="[L_FEE_EXP_CLIENT]" text:name="clientHeader"/>
        <text:user-field-decl office:value-type="string" office:string-value="[L_FEE_EXP_PROVIDER]" text:name="providerHeader"/>
        <text:user-field-decl office:value-type="string" office:string-value="[L_FEE_EXP_PRETAX]" text:name="preTaxHeader"/>
        <text:user-field-decl office:value-type="string" office:string-value="[L_FEE_EXP_TAX]" text:name="taxHeader"/>
        <text:user-field-decl office:value-type="string" office:string-value="[V_FEE_EXP_DATE]" text:name="dateValue"/>
        <text:user-field-decl office:value-type="string" office:string-value="[V_FEE_EXP_NATURE]" text:name="natureValue"/>
        <text:user-field-decl office:value-type="string" office:string-value="[V_FEE_EXP_CATEGORY]" text:name="categorieValue"/>
        <text:user-field-decl office:value-type="string" office:string-value="[V_FEE_EXP_CLIENT]" text:name="clientValue"/>
        <text:user-field-decl office:value-type="string" office:string-value="[V_FEE_EXP_PROVIDER]" text:name="providerValue"/>
        <text:user-field-decl office:value-type="string" office:string-value="[V_FEE_EXP_PRETAX]" text:name="preTaxValue"/>
        <text:user-field-decl office:value-type="string" office:string-value="[V_FEE_EXP_TAX]" text:name="taxValue"/>
        <text:user-field-decl office:value-type="string" office:string-value="[V_FEE_ADVANCE]" text:name="avance"/>
        <text:user-field-decl office:value-type="string" office:string-value="[V_FEE_TOTAL]" text:name="totalValue"/>
        <text:user-field-decl office:value-type="string" office:string-value="[FEE_REPAY]" text:name="repay"/>
      </text:user-field-decls>
      <text:p text:style-name="P5">NOTES DE FRAIS</text:p>
      <text:p text:style-name="Text_20_body"/>
      <text:h text:style-name="Heading_20_2" text:outline-level="2">Bénéficiaire : <text:span text:style-name="T1"><text:user-field-get text:name="nom">[V_FEE_PERSON]</text:user-field-get></text:span></text:h>
      <text:h text:style-name="Heading_20_2" text:outline-level="2">Période : <text:span text:style-name="T1"><text:user-field-get text:name="period">[V_FEE_PERIOD]</text:user-field-get></text:span></text:h>
      <text:p text:style-name="P6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column table:style-name="Tableau1.G"/>
        <table:table-row>
          <table:table-cell table:style-name="Tableau1.A1" office:value-type="string">
            <text:p text:style-name="P1"><text:user-field-get text:name="dateHeader">[L_FEE_EXP_DATE]</text:user-field-get></text:p>
          </table:table-cell>
          <table:table-cell table:style-name="Tableau1.A1" office:value-type="string">
            <text:p text:style-name="P1"><text:user-field-get text:name="natureHeader">[L_FEE_EXP_NATURE]</text:user-field-get></text:p>
          </table:table-cell>
          <table:table-cell table:style-name="Tableau1.A1" office:value-type="string">
            <text:p text:style-name="P1"><text:user-field-get text:name="categorieHeader">[L_FEE_EXP_CATEGORY]</text:user-field-get></text:p>
          </table:table-cell>
          <table:table-cell table:style-name="Tableau1.A1" office:value-type="string">
            <text:p text:style-name="P1"><text:user-field-get text:name="clientHeader">[L_FEE_EXP_CLIENT]</text:user-field-get></text:p>
          </table:table-cell>
          <table:table-cell table:style-name="Tableau1.A1" office:value-type="string">
            <text:p text:style-name="P1"><text:user-field-get text:name="providerHeader">[L_FEE_EXP_PROVIDER]</text:user-field-get></text:p>
          </table:table-cell>
          <table:table-cell table:style-name="Tableau1.A1" office:value-type="string">
            <text:p text:style-name="P1"><text:user-field-get text:name="preTaxHeader">[L_FEE_EXP_PRETAX]</text:user-field-get></text:p>
          </table:table-cell>
          <table:table-cell table:style-name="Tableau1.G1" office:value-type="string">
            <text:p text:style-name="P1"><text:user-field-get text:name="taxHeader">[L_FEE_EXP_TAX]</text:user-field-get></text:p>
          </table:table-cell>
        </table:table-row>
        <table:table-row>
          <table:table-cell table:style-name="Tableau1.A2" office:value-type="string">
            <text:p text:style-name="P2"><text:user-field-get text:name="dateValue">[V_FEE_EXP_DATE]</text:user-field-get></text:p>
          </table:table-cell>
          <table:table-cell table:style-name="Tableau1.B2" office:value-type="string">
            <text:p text:style-name="P2"><text:user-field-get text:name="natureValue">[V_FEE_EXP_NATURE]</text:user-field-get></text:p>
          </table:table-cell>
          <table:table-cell table:style-name="Tableau1.C2" office:value-type="string">
            <text:p text:style-name="P2"><text:user-field-get text:name="categorieValue">[V_FEE_EXP_CATEGORY]</text:user-field-get></text:p>
          </table:table-cell>
          <table:table-cell table:style-name="Tableau1.D2" office:value-type="string">
            <text:p text:style-name="P2"><text:user-field-get text:name="clientValue">[V_FEE_EXP_CLIENT]</text:user-field-get></text:p>
          </table:table-cell>
          <table:table-cell table:style-name="Tableau1.E2" office:value-type="string">
            <text:p text:style-name="P2"><text:user-field-get text:name="providerValue">[V_FEE_EXP_PROVIDER]</text:user-field-get></text:p>
          </table:table-cell>
          <table:table-cell table:style-name="Tableau1.F2" office:value-type="string">
            <text:p text:style-name="P2"><text:user-field-get text:name="preTaxValue">[V_FEE_EXP_PRETAX]</text:user-field-get><text:s/><text:span text:style-name="T3">€</text:span></text:p>
          </table:table-cell>
          <table:table-cell table:style-name="Tableau1.G2" office:value-type="string">
            <text:p text:style-name="P2"><text:user-field-get text:name="taxValue">[V_FEE_EXP_TAX]</text:user-field-get><text:s/><text:span text:style-name="T3">€</text:span></text:p>
          </table:table-cell>
        </table:table-row>
        <table:table-row>
          <table:table-cell table:style-name="Tableau1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au1.F3" office:value-type="string">
            <text:p text:style-name="P10">Montant :</text:p>
          </table:table-cell>
          <table:table-cell table:style-name="Tableau1.G3" office:value-type="string">
            <text:p text:style-name="P11"><text:user-field-get text:name="totalValue">[V_FEE_TOTAL]</text:user-field-get><text:s/><text:span text:style-name="T5">€</text:span></text:p>
          </table:table-cell>
        </table:table-row>
        <table:table-row>
          <table:table-cell table:style-name="Tableau1.A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au1.F4" office:value-type="string">
            <text:p text:style-name="P10">Avance :</text:p>
          </table:table-cell>
          <table:table-cell table:style-name="Tableau1.G4" office:value-type="string">
            <text:p text:style-name="P11"><text:user-field-get text:name="avance">[V_FEE_ADVANCE]</text:user-field-get><text:s/><text:span text:style-name="T5">€</text:span></text:p>
          </table:table-cell>
        </table:table-row>
        <table:table-row>
          <table:table-cell table:style-name="Tableau1.A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0">Montant à rembourser :</text:p>
          </table:table-cell>
          <table:table-cell table:style-name="Tableau1.G5" office:value-type="string">
            <text:p text:style-name="P11"><text:user-field-get text:name="repay">[FEE_REPAY]</text:user-field-get><text:s/><text:span text:style-name="T5">€</text:span></text:p>
          </table:table-cell>
        </table:table-row>
      </table:table>
      <text:p text:style-name="P6"/>
      <text:p text:style-name="P6"/>
      <text:p text:style-name="P3">Signature Bénéficiaire :<text:tab/><text:tab/><text:tab/><text:tab/><text:tab/><text:span text:style-name="T2">Signature Directeur :</text:span></text:p>
      <text:p text:style-name="P4">Signature Comp<text:span text:style-name="T2">table</text:span>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1.644cm" svg:y="-1.693cm" svg:width="7.486cm" svg:height="1.542cm" draw:z-index="0"><draw:image xlink:href="Pictures/100000000000097D000001F4B8EBE9BF5809B88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33:11.529392727</meta:creation-date>
    <meta:generator>LibreOffice/5.4.2.2$Linux_X86_64 LibreOffice_project/40m0$Build-2</meta:generator>
    <dc:date>2017-12-14T14:38:45.498801768</dc:date>
    <meta:editing-duration>PT1H7M44S</meta:editing-duration>
    <meta:editing-cycles>17</meta:editing-cycles>
    <meta:document-statistic meta:table-count="1" meta:image-count="1" meta:object-count="0" meta:page-count="1" meta:paragraph-count="25" meta:word-count="48" meta:character-count="476" meta:non-whitespace-character-count="449"/>
  </office:meta>
</office:document-meta>
</file>